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 Busca un Industrial</text:p>
      <text:p text:style-name="Standard">Roberto Salas Capriles</text:p>
      <text:p text:style-name="Standard"/>
      <text:p text:style-name="P1">Hasta 1960 solo había en el país un desarrollo industrial incipiente orientado hacia las llamadas industrias tradicionales. Es a partir de esa fecha que se inicia un proceso de industrialización fundamentado como ocurrió en otros países latinoamericanos, en el modelo de sustitución de importaciones. En un poco más de tres lustros Venezuela ha cubierto una etapa que para otras naciones ha significado mucho más tiempo y un mayor sacrificio social. Ha sido un proceso continuo de iniciativas y de esfuerzos que ha contribui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4:25:35</meta:creation-date>
    <dc:date>2013-06-11T15:03:00</dc:date>
    <meta:editing-duration>PT1M15S</meta:editing-duration>
    <meta:editing-cycles>1</meta:editing-cycles>
    <meta:document-statistic meta:table-count="0" meta:image-count="0" meta:object-count="0" meta:page-count="1" meta:paragraph-count="3" meta:word-count="90" meta:character-count="571" meta:non-whitespace-character-count="483"/>
    <meta:generator>LibreOffice/3.5$Linux_X86_64 LibreOffice_project/350m1$Build-2</meta:generator>
  </office:meta>
</office:document-meta>
</file>